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0.8257in"/>
    </style:style>
    <style:style style:name="Table1.B" style:family="table-column">
      <style:table-column-properties style:column-width="2.2521in"/>
    </style:style>
    <style:style style:name="Table1.C" style:family="table-column">
      <style:table-column-properties style:column-width="1.3132in"/>
    </style:style>
    <style:style style:name="Table1.D" style:family="table-column">
      <style:table-column-properties style:column-width="2.19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5694in" table:align="left" style:writing-mode="lr-tb"/>
    </style:style>
    <style:style style:name="Table2.A" style:family="table-column">
      <style:table-column-properties style:column-width="1.6639in"/>
    </style:style>
    <style:style style:name="Table2.D" style:family="table-column">
      <style:table-column-properties style:column-width="1.577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P1"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Contents_20_2">
      <style:paragraph-properties>
        <style:tab-stops>
          <style:tab-stop style:position="6.5in" style:type="right" style:leader-style="dotted" style:leader-text="."/>
        </style:tab-stops>
      </style:paragraph-properties>
    </style:style>
    <style:style style:name="P4" style:family="paragraph" style:parent-style-name="Contents_20_3">
      <style:paragraph-properties>
        <style:tab-stops>
          <style:tab-stop style:position="6.5in" style:type="right" style:leader-style="dotted" style:leader-text="."/>
        </style:tab-stops>
      </style:paragraph-properties>
    </style:style>
    <style:style style:name="P5" style:family="paragraph" style:parent-style-name="Heading_20_2">
      <style:text-properties fo:language="es" fo:country="ES"/>
    </style:style>
    <style:style style:name="P6" style:family="paragraph" style:parent-style-name="Heading_20_3">
      <style:text-properties fo:language="es" fo:country="ES"/>
    </style:style>
    <style:style style:name="P7" style:family="paragraph" style:parent-style-name="Standard">
      <style:text-properties fo:color="#009900" fo:language="es" fo:country="ES"/>
    </style:style>
    <style:style style:name="P8" style:family="paragraph" style:parent-style-name="Standard">
      <style:text-properties fo:language="es" fo:country="ES"/>
    </style:style>
    <style:style style:name="P9" style:family="paragraph" style:parent-style-name="Standard">
      <style:paragraph-properties fo:text-align="center" style:justify-single-word="false"/>
      <style:text-properties fo:language="es" fo:country="ES"/>
    </style:style>
    <style:style style:name="P10" style:family="paragraph" style:parent-style-name="Standard">
      <style:text-properties fo:language="es" fo:country="ES" fo:font-weight="bold" style:font-weight-asian="bold"/>
    </style:style>
    <style:style style:name="P11" style:family="paragraph" style:parent-style-name="Standard">
      <style:paragraph-properties fo:text-align="center" style:justify-single-word="false"/>
      <style:text-properties fo:language="es" fo:country="ES" fo:font-weight="bold" style:font-weight-asian="bold"/>
    </style:style>
    <style:style style:name="P12" style:family="paragraph" style:parent-style-name="Standard">
      <style:paragraph-properties fo:text-align="center" style:justify-single-word="false">
        <style:tab-stops>
          <style:tab-stop style:position="0.1252in"/>
          <style:tab-stop style:position="0.25in"/>
          <style:tab-stop style:position="0.5in"/>
          <style:tab-stop style:position="2in"/>
          <style:tab-stop style:position="4in"/>
        </style:tab-stops>
      </style:paragraph-properties>
      <style:text-properties fo:language="es" fo:country="ES" fo:font-weight="bold" style:font-weight-asian="bold"/>
    </style:style>
    <style:style style:name="P13" style:family="paragraph" style:parent-style-name="Standard">
      <style:paragraph-properties style:snap-to-layout-grid="false"/>
      <style:text-properties fo:language="es" fo:country="ES"/>
    </style:style>
    <style:style style:name="P14" style:family="paragraph" style:parent-style-name="Standard">
      <style:paragraph-properties>
        <style:tab-stops>
          <style:tab-stop style:position="0.1252in"/>
          <style:tab-stop style:position="0.25in"/>
          <style:tab-stop style:position="0.5in"/>
          <style:tab-stop style:position="2in"/>
          <style:tab-stop style:position="4in"/>
        </style:tab-stops>
      </style:paragraph-properties>
      <style:text-properties fo:language="es" fo:country="ES"/>
    </style:style>
    <style:style style:name="P15"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language="es" fo:country="ES"/>
    </style:style>
    <style:style style:name="P16" style:family="paragraph" style:parent-style-name="Standard">
      <style:text-properties fo:language="es" fo:country="ES" fo:font-style="italic" style:font-style-asian="italic"/>
    </style:style>
    <style:style style:name="P17" style:family="paragraph" style:parent-style-name="Standard">
      <style:paragraph-properties fo:text-align="center" style:justify-single-word="false"/>
      <style:text-properties fo:font-size="24pt" fo:language="es" fo:country="ES" style:font-size-asian="24pt"/>
    </style:style>
    <style:style style:name="P18" style:family="paragraph" style:parent-style-name="Standard">
      <style:paragraph-properties fo:text-align="center" style:justify-single-word="false"/>
      <style:text-properties fo:font-size="16pt" fo:language="es" fo:country="ES" style:font-size-asian="16pt"/>
    </style:style>
    <style:style style:name="P19"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font-size="16pt" fo:language="es" fo:country="ES" style:font-size-asian="16pt"/>
    </style:style>
    <style:style style:name="P20"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font-size="16pt" fo:language="es" fo:country="ES" fo:font-weight="bold" style:font-size-asian="16pt" style:font-weight-asian="bold"/>
    </style:style>
    <style:style style:name="P21" style:family="paragraph" style:parent-style-name="Standard" style:master-page-name="Convert_20_1">
      <style:paragraph-properties fo:text-align="center" style:justify-single-word="false" style:page-number="1"/>
      <style:text-properties fo:font-size="24pt" fo:language="es" fo:country="ES" style:font-size-asian="24pt"/>
    </style:style>
    <style:style style:name="P22" style:family="paragraph" style:parent-style-name="Standard">
      <style:paragraph-properties fo:break-before="page"/>
      <style:text-properties fo:font-size="16pt" fo:language="es" fo:country="ES" fo:font-weight="bold" style:font-size-asian="16pt" style:font-weight-asian="bold"/>
    </style:style>
    <style:style style:name="P23" style:family="paragraph" style:parent-style-name="Standard">
      <style:paragraph-properties fo:margin-left="0.25in" fo:margin-right="0in" fo:text-indent="-0.25in" style:auto-text-indent="false"/>
      <style:text-properties fo:language="es" fo:country="ES" fo:font-style="italic" style:font-style-asian="italic"/>
    </style:style>
    <style:style style:name="P24" style:family="paragraph" style:parent-style-name="Standard">
      <style:paragraph-properties fo:margin-left="0.5in" fo:margin-right="0in" fo:text-indent="-0.25in" style:auto-text-indent="false"/>
      <style:text-properties fo:language="es" fo:country="ES" fo:font-style="italic" style:font-style-asian="italic"/>
    </style:style>
    <style:style style:name="P25" style:family="paragraph" style:parent-style-name="Heading_20_1">
      <style:text-properties fo:language="es" fo:country="ES"/>
    </style:style>
    <style:style style:name="P26" style:family="paragraph" style:parent-style-name="Heading_20_1" style:master-page-name="Convert_20_2">
      <style:paragraph-properties style:page-number="1"/>
      <style:text-properties fo:language="es" fo:country="ES"/>
    </style:style>
    <style:style style:name="P27" style:family="paragraph" style:parent-style-name="Header">
      <style:text-properties fo:language="es" fo:country="ES"/>
    </style:style>
    <style:style style:name="P28"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fo:language="es" fo:country="ES"/>
    </style:style>
    <style:style style:name="P29" style:family="paragraph" style:parent-style-name="Header">
      <style:paragraph-properties>
        <style:tab-stops>
          <style:tab-stop style:position="0.1252in"/>
          <style:tab-stop style:position="0.25in"/>
          <style:tab-stop style:position="0.5in"/>
        </style:tab-stops>
      </style:paragraph-properties>
      <style:text-properties fo:language="es" fo:country="ES"/>
    </style:style>
    <style:style style:name="P30" style:family="paragraph" style:parent-style-name="Header">
      <style:paragraph-properties fo:break-before="page">
        <style:tab-stops>
          <style:tab-stop style:position="0.1252in"/>
          <style:tab-stop style:position="0.25in"/>
          <style:tab-stop style:position="0.5in"/>
        </style:tab-stops>
      </style:paragraph-properties>
      <style:text-properties fo:language="es" fo:country="ES"/>
    </style:style>
    <style:style style:name="P31" style:family="paragraph" style:parent-style-name="Footer">
      <style:text-properties fo:language="es" fo:country="ES"/>
    </style:style>
    <style:style style:name="P3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fo:language="es" fo:country="ES"/>
    </style:style>
    <style:style style:name="P33" style:family="paragraph" style:parent-style-name="Title" style:master-page-name="Standard">
      <style:paragraph-properties style:page-number="1"/>
      <style:text-properties fo:language="es" fo:country="ES"/>
    </style:style>
    <style:style style:name="P34" style:family="paragraph" style:parent-style-name="Text_20_body">
      <style:text-properties fo:language="es" fo:country="ES"/>
    </style:style>
    <style:style style:name="P35" style:family="paragraph" style:parent-style-name="Text_20_body" style:list-style-name="WW8Num2">
      <style:text-properties fo:language="es" fo:country="ES"/>
    </style:style>
    <style:style style:name="T1" style:family="text">
      <style:text-properties fo:language="es" fo:country="ES"/>
    </style:style>
    <style:style style:name="T2" style:family="text">
      <style:text-properties fo:color="#00990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oftware Requirements Specification Template</text:p>
      <text:p text:style-name="P9">CptS 322—Software Engineering</text:p>
      <text:p text:style-name="P9">9 February 2005</text:p>
      <text:p text:style-name="P8"/>
      <text:p text:style-name="P8">The following annotated template shall be used to complete the Software Requirements Specification (SRS) assignment of WSU-TC CptS 322. <text:s/>The instructor must approve any modifications to the overall structure of this document.</text:p>
      <text:p text:style-name="P8"/>
      <text:p text:style-name="P10">Template Usage:</text:p>
      <text:p text:style-name="P8">Text contained within angle brackets (‘&lt;’, ‘&gt;’) shall be replaced by your project-specific information and/or details. <text:s/>For example, &lt;Project Name&gt; will be replaced with either ‘Smart Home’ or ‘Sensor Network’.</text:p>
      <text:p text:style-name="P8"/>
      <text:p text:style-name="P8">Italicized text is included to briefly annotate the purpose of each section within this template. <text:s/>This text should not appear in the final version of your submitted SRS.</text:p>
      <text:p text:style-name="P8"/>
      <text:p text:style-name="P8">This cover page is not a part of the final template and should be removed before your SRS is submitted.</text:p>
      <text:p text:style-name="P8"/>
      <text:p text:style-name="P10">Acknowledgements:</text:p>
      <text:p text:style-name="P8">Sections of this document are based upon the IEEE Guide to Software Requirements Specification (ANSI/IEEE Std. 830-1984). <text:s/>The SRS templates of Dr. Orest Pilskalns (WSU, Vancover) and Jack Hagemeister (WSU, Pullman) have also be used as guides in developing this template for the WSU-TC Spring 2005 CptS 322 course.</text:p>
      <text:p text:style-name="P8"/>
      <text:p text:style-name="P8"/>
      <text:p text:style-name="P21"/>
      <text:p text:style-name="P17"/>
      <text:p text:style-name="P17"/>
      <text:p text:style-name="P17"/>
      <text:p text:style-name="P17"/>
      <text:p text:style-name="P17">&lt;UniPro&gt;</text:p>
      <text:p text:style-name="P18"/>
      <text:p text:style-name="P18"/>
      <text:p text:style-name="P18"/>
      <text:p text:style-name="P17">Software Requirements Specification</text:p>
      <text:p text:style-name="P18"/>
      <text:p text:style-name="P17">&lt;Version&gt;</text:p>
      <text:p text:style-name="P18"/>
      <text:p text:style-name="P17">&lt;Date&gt;</text:p>
      <text:p text:style-name="P18"/>
      <text:p text:style-name="P18"/>
      <text:p text:style-name="P18"/>
      <text:p text:style-name="P17">&lt;Your Name&gt;</text:p>
      <text:p text:style-name="P17">Lead Software Engineer</text:p>
      <text:p text:style-name="P18"/>
      <text:p text:style-name="P18"/>
      <text:p text:style-name="P18"/>
      <text:p text:style-name="P18"/>
      <text:p text:style-name="P18"/>
      <text:p text:style-name="P18">Prepared for</text:p>
      <text:p text:style-name="P18">WSU-TC CptS 322—Software Engineering Principles I</text:p>
      <text:p text:style-name="P18">Instructor: A. David McKinnon, Ph.D.</text:p>
      <text:p text:style-name="P18">Spring 2005</text:p>
      <text:p text:style-name="P9"/>
      <text:p text:style-name="P30"/>
      <text:h text:style-name="P25" text:outline-level="1"><text:bookmark-start text:name="__RefHeading___Toc506459135"/>Revision History<text:bookmark-end text:name="__RefHeading___Toc506459135"/></text:h>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ate</text:p>
          </table:table-cell>
          <table:table-cell table:style-name="Table1.A1" office:value-type="string">
            <text:p text:style-name="P11">Description</text:p>
          </table:table-cell>
          <table:table-cell table:style-name="Table1.A1" office:value-type="string">
            <text:p text:style-name="P11">Author</text:p>
          </table:table-cell>
          <table:table-cell table:style-name="Table1.A1" office:value-type="string">
            <text:p text:style-name="P11">Comments</text:p>
          </table:table-cell>
        </table:table-row>
        <table:table-row table:style-name="Table1.1">
          <table:table-cell table:style-name="Table1.A2" office:value-type="string">
            <text:p text:style-name="P8">&lt;date&gt;</text:p>
          </table:table-cell>
          <table:table-cell table:style-name="Table1.A2" office:value-type="string">
            <text:p text:style-name="P8">&lt;Version 1&gt;</text:p>
          </table:table-cell>
          <table:table-cell table:style-name="Table1.A2" office:value-type="string">
            <text:p text:style-name="P8">&lt;Your Name&gt;</text:p>
          </table:table-cell>
          <table:table-cell table:style-name="Table1.D2" office:value-type="string">
            <text:p text:style-name="P8">&lt;First Revision&gt;</text:p>
          </table:table-cell>
        </table:table-row>
        <table:table-row table:style-name="Table1.1">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style-name="Table1.1">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style-name="Table1.1">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
      <text:p text:style-name="P8"/>
      <text:p text:style-name="P8"/>
      <text:h text:style-name="P25" text:outline-level="1"><text:bookmark-start text:name="__RefHeading___Toc506459136"/>Document Approval<text:bookmark-end text:name="__RefHeading___Toc506459136"/></text:h>
      <text:p text:style-name="P8"/>
      <text:p text:style-name="P8">The following Software Requirements Specification has been accepted and approved by the following:</text:p>
      <table:table table:name="Table2" table:style-name="Table2">
        <table:table-column table:style-name="Table2.A" table:number-columns-repeated="3"/>
        <table:table-column table:style-name="Table2.D"/>
        <table:table-row table:style-name="Table2.1">
          <table:table-cell table:style-name="Table2.A1" office:value-type="string">
            <text:p text:style-name="P12">Signature</text:p>
          </table:table-cell>
          <table:table-cell table:style-name="Table2.A1" office:value-type="string">
            <text:p text:style-name="P12">Printed Name</text:p>
          </table:table-cell>
          <table:table-cell table:style-name="Table2.A1" office:value-type="string">
            <text:p text:style-name="P12">Title</text:p>
          </table:table-cell>
          <table:table-cell table:style-name="Table2.A1" office:value-type="string">
            <text:p text:style-name="P12">Date</text:p>
          </table:table-cell>
        </table:table-row>
        <table:table-row table:style-name="Table2.1">
          <table:table-cell table:style-name="Table2.A2" office:value-type="string">
            <text:p text:style-name="P20"/>
          </table:table-cell>
          <table:table-cell table:style-name="Table2.B2" office:value-type="string">
            <text:p text:style-name="P14">&lt;Your Name&gt;</text:p>
          </table:table-cell>
          <table:table-cell table:style-name="Table2.B2" office:value-type="string">
            <text:p text:style-name="P14">Lead Software Eng.</text:p>
          </table:table-cell>
          <table:table-cell table:style-name="Table2.D2" office:value-type="string">
            <text:p text:style-name="P19"/>
          </table:table-cell>
        </table:table-row>
        <table:table-row table:style-name="Table2.1">
          <table:table-cell table:style-name="Table2.A2" office:value-type="string">
            <text:p text:style-name="P19"/>
          </table:table-cell>
          <table:table-cell table:style-name="Table2.B2" office:value-type="string">
            <text:p text:style-name="P14">A. David McKinnon</text:p>
          </table:table-cell>
          <table:table-cell table:style-name="Table2.B2" office:value-type="string">
            <text:p text:style-name="P14">Instructor, CptS 322</text:p>
          </table:table-cell>
          <table:table-cell table:style-name="Table2.D2" office:value-type="string">
            <text:p text:style-name="P19"/>
          </table:table-cell>
        </table:table-row>
        <table:table-row table:style-name="Table2.1">
          <table:table-cell table:style-name="Table2.A2" office:value-type="string">
            <text:p text:style-name="P19"/>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9"/>
          </table:table-cell>
        </table:table-row>
      </table:table>
      <text:p text:style-name="P14"><text:tab/><text:tab/><text:tab/><text:tab/><text:tab/></text:p>
      <text:p text:style-name="P22">Table of Contents</text:p>
      <text:p text:style-name="P2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table-of-content-source>
        <text:index-body>
          <text:p text:style-name="P2"><text:span text:style-name="T1">Revision History<text:tab/></text:span><text:a xlink:type="simple" xlink:href="#__RefHeading___Toc506459135" text:style-name="Index_20_Link" text:visited-style-name="Index_20_Link"><text:span text:style-name="T1">ii</text:span></text:a></text:p>
          <text:p text:style-name="P2"><text:span text:style-name="T1">Document Approval<text:tab/></text:span><text:a xlink:type="simple" xlink:href="#__RefHeading___Toc506459136" text:style-name="Index_20_Link" text:visited-style-name="Index_20_Link"><text:span text:style-name="T1">ii</text:span></text:a></text:p>
          <text:p text:style-name="P2"><text:span text:style-name="T1">1. Introduction<text:tab/></text:span><text:a xlink:type="simple" xlink:href="#__RefHeading___Toc506459137" text:style-name="Index_20_Link" text:visited-style-name="Index_20_Link"><text:span text:style-name="T1">1</text:span></text:a></text:p>
          <text:p text:style-name="P3"><text:span text:style-name="T1">1.1 Purpose<text:tab/></text:span><text:a xlink:type="simple" xlink:href="#__RefHeading___Toc506459138" text:style-name="Index_20_Link" text:visited-style-name="Index_20_Link"><text:span text:style-name="T1">1</text:span></text:a></text:p>
          <text:p text:style-name="P3"><text:span text:style-name="T1">1.2 Scope<text:tab/></text:span><text:a xlink:type="simple" xlink:href="#__RefHeading___Toc506459139" text:style-name="Index_20_Link" text:visited-style-name="Index_20_Link"><text:span text:style-name="T1">1</text:span></text:a></text:p>
          <text:p text:style-name="P3"><text:span text:style-name="T1">1.3 Definitions, Acronyms, and Abbreviations<text:tab/></text:span><text:a xlink:type="simple" xlink:href="#__RefHeading___Toc506459140" text:style-name="Index_20_Link" text:visited-style-name="Index_20_Link"><text:span text:style-name="T1">1</text:span></text:a></text:p>
          <text:p text:style-name="P3"><text:span text:style-name="T1">1.4 References<text:tab/></text:span><text:a xlink:type="simple" xlink:href="#__RefHeading___Toc506459141" text:style-name="Index_20_Link" text:visited-style-name="Index_20_Link"><text:span text:style-name="T1">1</text:span></text:a></text:p>
          <text:p text:style-name="P3"><text:span text:style-name="T1">1.5 Overview<text:tab/></text:span><text:a xlink:type="simple" xlink:href="#__RefHeading___Toc506459142" text:style-name="Index_20_Link" text:visited-style-name="Index_20_Link"><text:span text:style-name="T1">2</text:span></text:a></text:p>
          <text:p text:style-name="P2"><text:span text:style-name="T1">2. General Description<text:tab/></text:span><text:a xlink:type="simple" xlink:href="#__RefHeading___Toc506459143" text:style-name="Index_20_Link" text:visited-style-name="Index_20_Link"><text:span text:style-name="T1">2</text:span></text:a></text:p>
          <text:p text:style-name="P3"><text:span text:style-name="T1">2.1 Product Perspective<text:tab/></text:span><text:a xlink:type="simple" xlink:href="#__RefHeading___Toc506459144" text:style-name="Index_20_Link" text:visited-style-name="Index_20_Link"><text:span text:style-name="T1">2</text:span></text:a></text:p>
          <text:p text:style-name="P3"><text:span text:style-name="T1">2.2 Product Functions<text:tab/></text:span><text:a xlink:type="simple" xlink:href="#__RefHeading___Toc506459145" text:style-name="Index_20_Link" text:visited-style-name="Index_20_Link"><text:span text:style-name="T1">2</text:span></text:a></text:p>
          <text:p text:style-name="P3"><text:span text:style-name="T1">2.3 User Characteristics<text:tab/></text:span><text:a xlink:type="simple" xlink:href="#__RefHeading___Toc506459146" text:style-name="Index_20_Link" text:visited-style-name="Index_20_Link"><text:span text:style-name="T1">2</text:span></text:a></text:p>
          <text:p text:style-name="P3"><text:span text:style-name="T1">2.4 General Constraints<text:tab/></text:span><text:a xlink:type="simple" xlink:href="#__RefHeading___Toc506459147" text:style-name="Index_20_Link" text:visited-style-name="Index_20_Link"><text:span text:style-name="T1">2</text:span></text:a></text:p>
          <text:p text:style-name="P3"><text:span text:style-name="T1">2.5 Assumptions and Dependencies<text:tab/></text:span><text:a xlink:type="simple" xlink:href="#__RefHeading___Toc506459148" text:style-name="Index_20_Link" text:visited-style-name="Index_20_Link"><text:span text:style-name="T1">2</text:span></text:a></text:p>
          <text:p text:style-name="P2"><text:span text:style-name="T1">3. Specific Requirements<text:tab/></text:span><text:a xlink:type="simple" xlink:href="#__RefHeading___Toc506459149" text:style-name="Index_20_Link" text:visited-style-name="Index_20_Link"><text:span text:style-name="T1">2</text:span></text:a></text:p>
          <text:p text:style-name="P3"><text:span text:style-name="T1">3.1 External Interface Requirements<text:tab/></text:span><text:a xlink:type="simple" xlink:href="#__RefHeading___Toc506459150" text:style-name="Index_20_Link" text:visited-style-name="Index_20_Link"><text:span text:style-name="T1">3</text:span></text:a></text:p>
          <text:p text:style-name="P4"><text:span text:style-name="T1">3.1.1 User Interfaces<text:tab/></text:span><text:a xlink:type="simple" xlink:href="#__RefHeading___Toc506459151" text:style-name="Index_20_Link" text:visited-style-name="Index_20_Link"><text:span text:style-name="T1">3</text:span></text:a></text:p>
          <text:p text:style-name="P4"><text:span text:style-name="T1">3.1.2 Hardware Interfaces<text:tab/></text:span><text:a xlink:type="simple" xlink:href="#__RefHeading___Toc506459152" text:style-name="Index_20_Link" text:visited-style-name="Index_20_Link"><text:span text:style-name="T1">3</text:span></text:a></text:p>
          <text:p text:style-name="P4"><text:span text:style-name="T1">3.1.3 Software Interfaces<text:tab/></text:span><text:a xlink:type="simple" xlink:href="#__RefHeading___Toc506459153" text:style-name="Index_20_Link" text:visited-style-name="Index_20_Link"><text:span text:style-name="T1">3</text:span></text:a></text:p>
          <text:p text:style-name="P4"><text:span text:style-name="T1">3.1.4 Communications Interfaces<text:tab/></text:span><text:a xlink:type="simple" xlink:href="#__RefHeading___Toc506459154" text:style-name="Index_20_Link" text:visited-style-name="Index_20_Link"><text:span text:style-name="T1">3</text:span></text:a></text:p>
          <text:p text:style-name="P3"><text:span text:style-name="T1">3.2 Functional Requirements<text:tab/></text:span><text:a xlink:type="simple" xlink:href="#__RefHeading___Toc506459155" text:style-name="Index_20_Link" text:visited-style-name="Index_20_Link"><text:span text:style-name="T1">3</text:span></text:a></text:p>
          <text:p text:style-name="P4"><text:span text:style-name="T1">3.2.1 Registration<text:tab/></text:span><text:a xlink:type="simple" xlink:href="#__RefHeading___Toc506459156" text:style-name="Index_20_Link" text:visited-style-name="Index_20_Link"><text:span text:style-name="T1">3</text:span></text:a></text:p>
          <text:p text:style-name="P4"><text:span text:style-name="T1">3.2.2 &lt;Functional Requirement or Feature #2&gt;<text:tab/></text:span><text:a xlink:type="simple" xlink:href="#__RefHeading___Toc506459157" text:style-name="Index_20_Link" text:visited-style-name="Index_20_Link"><text:span text:style-name="T1">4</text:span></text:a></text:p>
          <text:p text:style-name="P3"><text:span text:style-name="T1">3.3 Use Cases<text:tab/></text:span><text:a xlink:type="simple" xlink:href="#__RefHeading___Toc506459158" text:style-name="Index_20_Link" text:visited-style-name="Index_20_Link"><text:span text:style-name="T1">4</text:span></text:a></text:p>
          <text:p text:style-name="P4"><text:span text:style-name="T1">3.3.1 Use Case #1<text:tab/></text:span><text:a xlink:type="simple" xlink:href="#__RefHeading___Toc506459159" text:style-name="Index_20_Link" text:visited-style-name="Index_20_Link"><text:span text:style-name="T1">4</text:span></text:a></text:p>
          <text:p text:style-name="P4"><text:span text:style-name="T1">3.3.2 Use Case #2<text:tab/></text:span><text:a xlink:type="simple" xlink:href="#__RefHeading___Toc506459160" text:style-name="Index_20_Link" text:visited-style-name="Index_20_Link"><text:span text:style-name="T1">4</text:span></text:a></text:p>
          <text:p text:style-name="P3"><text:span text:style-name="T1">3.4 Classes / Objects<text:tab/></text:span><text:a xlink:type="simple" xlink:href="#__RefHeading___Toc506459161" text:style-name="Index_20_Link" text:visited-style-name="Index_20_Link"><text:span text:style-name="T1">4</text:span></text:a></text:p>
          <text:p text:style-name="P4"><text:span text:style-name="T1">3.4.1 &lt;Class / Object #1&gt;<text:tab/></text:span><text:a xlink:type="simple" xlink:href="#__RefHeading___Toc506459162" text:style-name="Index_20_Link" text:visited-style-name="Index_20_Link"><text:span text:style-name="T1">4</text:span></text:a></text:p>
          <text:p text:style-name="P4"><text:span text:style-name="T1">3.4.2 &lt;Class / Object #2&gt;<text:tab/></text:span><text:a xlink:type="simple" xlink:href="#__RefHeading___Toc506459163" text:style-name="Index_20_Link" text:visited-style-name="Index_20_Link"><text:span text:style-name="T1">4</text:span></text:a></text:p>
          <text:p text:style-name="P3"><text:span text:style-name="T1">3.5 Non-Functional Requirements<text:tab/></text:span><text:a xlink:type="simple" xlink:href="#__RefHeading___Toc506459164" text:style-name="Index_20_Link" text:visited-style-name="Index_20_Link"><text:span text:style-name="T1">5</text:span></text:a></text:p>
          <text:p text:style-name="P4"><text:span text:style-name="T1">3.5.1 Performance<text:tab/></text:span><text:a xlink:type="simple" xlink:href="#__RefHeading___Toc506459165" text:style-name="Index_20_Link" text:visited-style-name="Index_20_Link"><text:span text:style-name="T1">5</text:span></text:a></text:p>
          <text:p text:style-name="P4"><text:span text:style-name="T1">3.5.2 Reliability<text:tab/></text:span><text:a xlink:type="simple" xlink:href="#__RefHeading___Toc506459166" text:style-name="Index_20_Link" text:visited-style-name="Index_20_Link"><text:span text:style-name="T1">5</text:span></text:a></text:p>
          <text:p text:style-name="P4"><text:span text:style-name="T1">3.5.3 Availability<text:tab/></text:span><text:a xlink:type="simple" xlink:href="#__RefHeading___Toc506459167" text:style-name="Index_20_Link" text:visited-style-name="Index_20_Link"><text:span text:style-name="T1">5</text:span></text:a></text:p>
          <text:p text:style-name="P4"><text:span text:style-name="T1">3.5.4 Security<text:tab/></text:span><text:a xlink:type="simple" xlink:href="#__RefHeading___Toc506459168" text:style-name="Index_20_Link" text:visited-style-name="Index_20_Link"><text:span text:style-name="T1">5</text:span></text:a></text:p>
          <text:p text:style-name="P4"><text:span text:style-name="T1">3.5.5 Maintainability<text:tab/></text:span><text:a xlink:type="simple" xlink:href="#__RefHeading___Toc506459169" text:style-name="Index_20_Link" text:visited-style-name="Index_20_Link"><text:span text:style-name="T1">5</text:span></text:a></text:p>
          <text:p text:style-name="P4"><text:span text:style-name="T1">3.5.6 Portability<text:tab/></text:span><text:a xlink:type="simple" xlink:href="#__RefHeading___Toc506459170" text:style-name="Index_20_Link" text:visited-style-name="Index_20_Link"><text:span text:style-name="T1">5</text:span></text:a></text:p>
          <text:p text:style-name="P3"><text:span text:style-name="T1">3.6 Inverse Requirements<text:tab/></text:span><text:a xlink:type="simple" xlink:href="#__RefHeading___Toc506459171" text:style-name="Index_20_Link" text:visited-style-name="Index_20_Link"><text:span text:style-name="T1">5</text:span></text:a></text:p>
          <text:p text:style-name="P3"><text:span text:style-name="T1">3.7 Design Constraints<text:tab/></text:span><text:a xlink:type="simple" xlink:href="#__RefHeading___Toc506459172" text:style-name="Index_20_Link" text:visited-style-name="Index_20_Link"><text:span text:style-name="T1">5</text:span></text:a></text:p>
          <text:p text:style-name="P3"><text:span text:style-name="T1">3.8 Logical Database Requirements<text:tab/></text:span><text:a xlink:type="simple" xlink:href="#__RefHeading___Toc506459173" text:style-name="Index_20_Link" text:visited-style-name="Index_20_Link"><text:span text:style-name="T1">5</text:span></text:a></text:p>
          <text:p text:style-name="P3"><text:span text:style-name="T1">3.9 Other Requirements<text:tab/></text:span><text:a xlink:type="simple" xlink:href="#__RefHeading___Toc506459174" text:style-name="Index_20_Link" text:visited-style-name="Index_20_Link"><text:span text:style-name="T1">5</text:span></text:a></text:p>
          <text:p text:style-name="P2"><text:span text:style-name="T1">4. Analysis Models<text:tab/></text:span><text:a xlink:type="simple" xlink:href="#__RefHeading___Toc506459175" text:style-name="Index_20_Link" text:visited-style-name="Index_20_Link"><text:span text:style-name="T1">5</text:span></text:a></text:p>
          <text:p text:style-name="P3"><text:span text:style-name="T1">4.1 Sequence Diagrams<text:tab/></text:span><text:a xlink:type="simple" xlink:href="#__RefHeading___Toc506459176" text:style-name="Index_20_Link" text:visited-style-name="Index_20_Link"><text:span text:style-name="T1">6</text:span></text:a></text:p>
          <text:p text:style-name="P3"><text:span text:style-name="T1">4.3 Data Flow Diagrams (DFD)<text:tab/></text:span><text:a xlink:type="simple" xlink:href="#__RefHeading___Toc506459177" text:style-name="Index_20_Link" text:visited-style-name="Index_20_Link"><text:span text:style-name="T1">6</text:span></text:a></text:p>
          <text:p text:style-name="P3"><text:span text:style-name="T1">4.2 State-Transition Diagrams (STD)<text:tab/></text:span><text:a xlink:type="simple" xlink:href="#__RefHeading___Toc506459178" text:style-name="Index_20_Link" text:visited-style-name="Index_20_Link"><text:span text:style-name="T1">6</text:span></text:a></text:p>
          <text:p text:style-name="P2"><text:span text:style-name="T1">5. Change Management Process<text:tab/></text:span><text:a xlink:type="simple" xlink:href="#__RefHeading___Toc506459179" text:style-name="Index_20_Link" text:visited-style-name="Index_20_Link"><text:span text:style-name="T1">6</text:span></text:a></text:p>
          <text:p text:style-name="P2"><text:span text:style-name="T1">A. Appendices<text:tab/></text:span><text:a xlink:type="simple" xlink:href="#__RefHeading___Toc506459180" text:style-name="Index_20_Link" text:visited-style-name="Index_20_Link"><text:span text:style-name="T1">6</text:span></text:a></text:p>
          <text:p text:style-name="P3"><text:soft-page-break/><text:span text:style-name="T1">A.1 Appendix 1<text:tab/></text:span><text:a xlink:type="simple" xlink:href="#__RefHeading___Toc506459181" text:style-name="Index_20_Link" text:visited-style-name="Index_20_Link"><text:span text:style-name="T1">6</text:span></text:a></text:p>
          <text:p text:style-name="P3"><text:span text:style-name="T1">A.2 Appendix 2<text:tab/></text:span><text:a xlink:type="simple" xlink:href="#__RefHeading___Toc506459182" text:style-name="Index_20_Link" text:visited-style-name="Index_20_Link"><text:span text:style-name="T1">6</text:span></text:a></text:p>
        </text:index-body>
      </text:table-of-content>
      <text:p text:style-name="P8"/>
      <text:p text:style-name="P8"/>
      <text:h text:style-name="P26" text:outline-level="1"><text:bookmark-start text:name="__RefHeading___Toc506459137"/>1. Introduction<text:bookmark-end text:name="__RefHeading___Toc506459137"/></text:h>
      <text:p text:style-name="P34">The introduction to the Software Requirement Specification (SRS) document should provide an overview of the complete SRS document. <text:s/>While writing this document please remember that this document should contain all of the information needed by a software engineer to adequately design and implement the software product described by the requirements listed in this document. <text:s text:c="2"/>(Note: the following subsection annotates are largely taken <text:s/>from the IEEE Guide to SRS).</text:p>
      <text:h text:style-name="P5" text:outline-level="2"><text:bookmark-start text:name="__RefHeading___Toc506459138"/>1.1 Purpose<text:bookmark-end text:name="__RefHeading___Toc506459138"/></text:h>
      <text:p text:style-name="P16">What is the purpose of this SRS and the (intended) audience for which it is written.</text:p>
      <text:h text:style-name="P5" text:outline-level="2"><text:bookmark-start text:name="__RefHeading___Toc506459139"/>1.2 Scope<text:bookmark-end text:name="__RefHeading___Toc506459139"/></text:h>
      <text:p text:style-name="P16">This subsection should:</text:p>
      <text:p text:style-name="P23">(1)<text:tab/> Identify the software product(s) to be produced by name; for example, Host DBMS, Report Generator, etc</text:p>
      <text:p text:style-name="P23">(2)<text:tab/>Explain what the software product(s) will, and, if necessary, will not do</text:p>
      <text:p text:style-name="P23">(3)<text:tab/>Describe the application of the software being specified. As a portion of this, it should:</text:p>
      <text:p text:style-name="P24">(a) Describe all relevant benefits, objectives, and goals as precisely as possible. For example, to say that one goal is to provide effective reporting capabilities is not as good as saying parameter-driven, user-definable reports with a 2 h turnaround and on-line entry of user parameters.</text:p>
      <text:p text:style-name="P24">(b) Be consistent with similar statements in higher-level specifications (for example, the System Requirement Specification) , if they exist.What is the scope of this software product.</text:p>
      <text:h text:style-name="P5" text:outline-level="2"><text:bookmark-start text:name="__RefHeading___Toc506459140"/>1.3 Definitions, Acronyms, and Abbreviations<text:bookmark-end text:name="__RefHeading___Toc506459140"/></text:h>
      <text:p text:style-name="P16">This subsection should provide the definitions of all terms, acronyms, and abbreviations required to properly interpret the SRS. This information may be provided by reference to one or more appendixes in the SRS or by reference to other documents.</text:p>
      <text:h text:style-name="P5" text:outline-level="2"><text:bookmark-start text:name="__RefHeading___Toc506459141"/>1.4 References<text:bookmark-end text:name="__RefHeading___Toc506459141"/></text:h>
      <text:p text:style-name="P16">This subsection should:</text:p>
      <text:p text:style-name="P23">(1)<text:tab/>Provide a complete list of all documents referenced elsewhere in the SRS, or in a separate, specified document.</text:p>
      <text:p text:style-name="P23">(2)<text:tab/>Identify each document by title, report number - if applicable - date, and publishing organization.</text:p>
      <text:p text:style-name="P23">(3)<text:tab/>Specify the sources from which the references can be obtained. </text:p>
      <text:p text:style-name="P16">This information may be provided by reference to an appendix or to another document.</text:p>
      <text:h text:style-name="P5" text:outline-level="2"><text:bookmark-start text:name="__RefHeading___Toc506459142"/><text:soft-page-break/>1.5 Overview<text:bookmark-end text:name="__RefHeading___Toc506459142"/></text:h>
      <text:p text:style-name="P16">This subsection should:</text:p>
      <text:p text:style-name="P23">(1) Describe what the rest of the SRS contains</text:p>
      <text:p text:style-name="P23">(2) Explain how the SRS is organized.</text:p>
      <text:h text:style-name="P25" text:outline-level="1"><text:bookmark-start text:name="__RefHeading___Toc506459143"/>2. General Description<text:bookmark-end text:name="__RefHeading___Toc506459143"/></text:h>
      <text:p text:style-name="P16">This section of the SRS should describe the general factors that affect 'the product and its requirements. <text:s/>It should be made clear that this section does not state specific requirements; it only makes those requirements easier to understand.</text:p>
      <text:h text:style-name="P5" text:outline-level="2"><text:bookmark-start text:name="__RefHeading___Toc506459144"/>2.1 Product Perspective<text:bookmark-end text:name="__RefHeading___Toc506459144"/></text:h>
      <text:p text:style-name="P16">This subsection of the SRS puts the product into perspective with other related products or</text:p>
      <text:p text:style-name="P16">projects. <text:s/>(See the IEEE Guide to SRS for more details).</text:p>
      <text:h text:style-name="P5" text:outline-level="2"><text:bookmark-start text:name="__RefHeading___Toc506459145"/>2.2 Product Functions<text:bookmark-end text:name="__RefHeading___Toc506459145"/></text:h>
      <text:p text:style-name="P34">This subsection of the SRS should provide a summary of the functions that the software will perform. </text:p>
      <text:h text:style-name="P5" text:outline-level="2"><text:bookmark-start text:name="__RefHeading___Toc506459146"/>2.3 User Characteristics<text:bookmark-end text:name="__RefHeading___Toc506459146"/></text:h>
      <text:p text:style-name="P34">This subsection of the SRS should describe those general characteristics of the eventual users of the product that will affect the specific requirements. <text:s/>(See the IEEE Guide to SRS for more details).</text:p>
      <text:h text:style-name="P5" text:outline-level="2"><text:bookmark-start text:name="__RefHeading___Toc506459147"/>2.4 General Constraints<text:bookmark-end text:name="__RefHeading___Toc506459147"/></text:h>
      <text:p text:style-name="P16">This subsection of the SRS should provide a general description of any other items that will</text:p>
      <text:p text:style-name="P16">limit the developer’s options for designing the system. (See the IEEE Guide to SRS for a partial list of possible general constraints).</text:p>
      <text:h text:style-name="P5" text:outline-level="2"><text:bookmark-start text:name="__RefHeading___Toc506459148"/>2.5 Assumptions and Dependencies<text:bookmark-end text:name="__RefHeading___Toc506459148"/></text:h>
      <text:p text:style-name="P34">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p>
      <text:h text:style-name="P25" text:outline-level="1"><text:bookmark-start text:name="__RefHeading___Toc506459149"/>3. Specific Requirements<text:bookmark-end text:name="__RefHeading___Toc506459149"/></text:h>
      <text:p text:style-name="P34">This will be the largest and most important section of the SRS. <text:s/>The customer requirements will be embodied within Section 2, but this section will give the D-requirements that are used to guide the project’s software design, implementation, and testing.</text:p>
      <text:p text:style-name="P34"><text:soft-page-break/></text:p>
      <text:p text:style-name="P34">Each requirement in this section should be:</text:p>
      <text:list xml:id="list4336118882806385063" text:style-name="WW8Num2">
        <text:list-item>
          <text:p text:style-name="P35">Correct</text:p>
        </text:list-item>
        <text:list-item>
          <text:p text:style-name="P35">Traceable (both forward and backward to prior/future artifacts)</text:p>
        </text:list-item>
        <text:list-item>
          <text:p text:style-name="P35">Unambiguous</text:p>
        </text:list-item>
        <text:list-item>
          <text:p text:style-name="P35">Verifiable (i.e., testable)</text:p>
        </text:list-item>
        <text:list-item>
          <text:p text:style-name="P35">Prioritized (with respect to importance and/or stability)</text:p>
        </text:list-item>
        <text:list-item>
          <text:p text:style-name="P35">Complete</text:p>
        </text:list-item>
        <text:list-item>
          <text:p text:style-name="P35">Consistent</text:p>
        </text:list-item>
        <text:list-item>
          <text:p text:style-name="P35">Uniquely identifiable (usually via numbering like 3.4.5.6)</text:p>
        </text:list-item>
      </text:list>
      <text:p text:style-name="P34"/>
      <text:p text:style-name="P34">Attention should be paid to the careful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p>
      <text:h text:style-name="P5" text:outline-level="2"><text:bookmark-start text:name="__RefHeading___Toc506459150"/>3.1 External Interface Requirements<text:bookmark-end text:name="__RefHeading___Toc506459150"/></text:h>
      <text:h text:style-name="P6" text:outline-level="3"><text:bookmark-start text:name="__RefHeading___Toc506459151"/>3.1.1 User Interfaces<text:bookmark-end text:name="__RefHeading___Toc506459151"/></text:h>
      <text:h text:style-name="P6" text:outline-level="3"><text:bookmark-start text:name="__RefHeading___Toc506459152"/>3.1.2 Hardware Interfaces<text:bookmark-end text:name="__RefHeading___Toc506459152"/></text:h>
      <text:h text:style-name="P6" text:outline-level="3"><text:bookmark-start text:name="__RefHeading___Toc506459153"/>3.1.3 Software Interfaces<text:bookmark-end text:name="__RefHeading___Toc506459153"/></text:h>
      <text:h text:style-name="P6" text:outline-level="3"><text:bookmark-start text:name="__RefHeading___Toc506459154"/>3.1.4 Communications Interfaces<text:bookmark-end text:name="__RefHeading___Toc506459154"/></text:h>
      <text:h text:style-name="P5" text:outline-level="2"><text:bookmark-start text:name="__RefHeading___Toc506459155"/>3.2 Functional Requirements<text:bookmark-end text:name="__RefHeading___Toc506459155"/></text:h>
      <text:p text:style-name="P34">This section describes specific features of the software project. <text:s/>If desired, some requirements may be specified in the use-case format and listed in the Use Cases Section.</text:p>
      <text:h text:style-name="P6" text:outline-level="3"><text:bookmark-start text:name="__RefHeading___Toc506459156"/>3.2.1 Registration<text:bookmark-end text:name="__RefHeading___Toc506459156"/></text:h>
      <text:p text:style-name="P8">3.2.1.1 Introduction</text:p>
      <text:p text:style-name="P8"/>
      <text:p text:style-name="P8"><text:tab/><text:span text:style-name="T2">El registro de los alumnos y el profesor se hará desde la administracion de la aplicación. Solamente el profesor puede registrar alumnos.</text:span></text:p>
      <text:p text:style-name="P8"/>
      <text:p text:style-name="P7">Si sucede el caso de un profesor necesita estar como alumno en una determinada clase deberá registrarse como alumno en el sistema con distinto nombre de usuario y con el rol de studiante.</text:p>
      <text:p text:style-name="P7">Lo mismo sucede en el caso de que un alumno tenga que ejercer como tutor. Se debera registrar en el sistema como tutor.</text:p>
      <text:p text:style-name="P7"/>
      <text:p text:style-name="P8"/>
      <text:p text:style-name="P8"/>
      <text:p text:style-name="P8"/>
      <text:p text:style-name="P8"><text:soft-page-break/>3.2.1.2 Inputs</text:p>
      <text:p text:style-name="P8"/>
      <text:p text:style-name="P8"><text:tab/><text:span text:style-name="T2">Nombre, Apellidos, Materia, usuario, password, etc</text:span><text:line-break/></text:p>
      <text:p text:style-name="P8">13.2.1.3 Processing<text:line-break/><text:line-break/><text:tab/><text:span text:style-name="T2">El profesor una vez dado de alta en el sistema (por alguien con permisos de administrador) podra modificar los aspectos sobre el registro de alumnos.</text:span></text:p>
      <text:p text:style-name="P8"/>
      <text:p text:style-name="P8">3.2.1.4 Outputs</text:p>
      <text:p text:style-name="P8">3.2.1.5 Error Handling</text:p>
      <text:h text:style-name="P6" text:outline-level="3"><text:bookmark-start text:name="__RefHeading___Toc506459157"/>3.2.2 Login<text:bookmark-end text:name="__RefHeading___Toc506459157"/></text:h>
      <text:p text:style-name="P8">3.2.2.1 Introduction</text:p>
      <text:p text:style-name="P8"/>
      <text:p text:style-name="P8"><text:tab/><text:span text:style-name="T2">Desde la página de login los alumnos y profesores podran acceder a la aplicación. Solo podrán hacerlo si anteriormente se registraron correctamente.</text:span></text:p>
      <text:p text:style-name="P8"/>
      <text:p text:style-name="P8"/>
      <text:p text:style-name="P8">3.2.2.2 Inputs</text:p>
      <text:p text:style-name="P8"/>
      <text:p text:style-name="P8"><text:tab/>usuario, password.</text:p>
      <text:p text:style-name="P8"/>
      <text:p text:style-name="P8">3.2.2.3 Processing<text:line-break/><text:line-break/><text:span text:style-name="T2"><text:tab/>El profesor una vez dado de alta en el sistema (por alguien con permisos de administrador) podra modificar los aspectos sobre el registro de alumnos.</text:span></text:p>
      <text:p text:style-name="P8"/>
      <text:p text:style-name="P8">3.2.2.4 Outputs</text:p>
      <text:p text:style-name="P8">3.2.2.5 Error Handling</text:p>
      <text:h text:style-name="P5" text:outline-level="2"><text:bookmark-start text:name="__RefHeading___Toc506459158"/>3.3 Use Cases<text:bookmark-end text:name="__RefHeading___Toc506459158"/></text:h>
      <text:h text:style-name="P6" text:outline-level="3"><text:bookmark-start text:name="__RefHeading___Toc506459159"/>3.3.1 Use Case #1<text:bookmark-end text:name="__RefHeading___Toc506459159"/></text:h>
      <text:h text:style-name="P6" text:outline-level="3"><text:bookmark-start text:name="__RefHeading___Toc506459160"/>3.3.2 Use Case #2<text:bookmark-end text:name="__RefHeading___Toc506459160"/></text:h>
      <text:p text:style-name="P8">…</text:p>
      <text:h text:style-name="P5" text:outline-level="2"><text:bookmark-start text:name="__RefHeading___Toc506459161"/>3.4 Classes / Objects<text:bookmark-end text:name="__RefHeading___Toc506459161"/></text:h>
      <text:h text:style-name="P6" text:outline-level="3"><text:bookmark-start text:name="__RefHeading___Toc506459162"/>3.4.1 &lt;Class / Object #1&gt;<text:bookmark-end text:name="__RefHeading___Toc506459162"/></text:h>
      <text:p text:style-name="P8"/>
      <text:p text:style-name="P8">3.4.1.1 Attributes</text:p>
      <text:p text:style-name="P8">3.4.1.2 Functions</text:p>
      <text:p text:style-name="P8"><text:soft-page-break/>&lt;Reference to functional requirements and/or use cases&gt;</text:p>
      <text:h text:style-name="P6" text:outline-level="3"><text:bookmark-start text:name="__RefHeading___Toc506459163"/>3.4.2 &lt;Class / Object #2&gt;<text:bookmark-end text:name="__RefHeading___Toc506459163"/></text:h>
      <text:p text:style-name="P8">…</text:p>
      <text:h text:style-name="P5" text:outline-level="2"><text:bookmark-start text:name="__RefHeading___Toc506459164"/>3.5 Non-Functional Requirements<text:bookmark-end text:name="__RefHeading___Toc506459164"/></text:h>
      <text:p text:style-name="P34">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h text:style-name="P6" text:outline-level="3"><text:bookmark-start text:name="__RefHeading___Toc506459165"/>3.5.1 Performance<text:bookmark-end text:name="__RefHeading___Toc506459165"/></text:h>
      <text:h text:style-name="P6" text:outline-level="3"><text:bookmark-start text:name="__RefHeading___Toc506459166"/>3.5.2 Reliability<text:bookmark-end text:name="__RefHeading___Toc506459166"/></text:h>
      <text:h text:style-name="P6" text:outline-level="3"><text:bookmark-start text:name="__RefHeading___Toc506459167"/>3.5.3 Availability<text:bookmark-end text:name="__RefHeading___Toc506459167"/></text:h>
      <text:h text:style-name="P6" text:outline-level="3"><text:bookmark-start text:name="__RefHeading___Toc506459168"/>3.5.4 Security<text:bookmark-end text:name="__RefHeading___Toc506459168"/></text:h>
      <text:h text:style-name="P6" text:outline-level="3"><text:bookmark-start text:name="__RefHeading___Toc506459169"/>3.5.5 Maintainability<text:bookmark-end text:name="__RefHeading___Toc506459169"/></text:h>
      <text:h text:style-name="P6" text:outline-level="3"><text:bookmark-start text:name="__RefHeading___Toc506459170"/>3.5.6 Portability<text:bookmark-end text:name="__RefHeading___Toc506459170"/></text:h>
      <text:h text:style-name="P5" text:outline-level="2"><text:bookmark-start text:name="__RefHeading___Toc506459171"/>3.6 Inverse Requirements<text:bookmark-end text:name="__RefHeading___Toc506459171"/></text:h>
      <text:p text:style-name="P34">State any *useful* inverse requirements.</text:p>
      <text:h text:style-name="P5" text:outline-level="2"><text:bookmark-start text:name="__RefHeading___Toc506459172"/>3.7 Design Constraints<text:bookmark-end text:name="__RefHeading___Toc506459172"/></text:h>
      <text:p text:style-name="P34">Specify design constrains imposed by other standards, company policies, hardware limitation, etc. that will impact this software project.</text:p>
      <text:h text:style-name="P5" text:outline-level="2"><text:bookmark-start text:name="__RefHeading___Toc506459173"/>3.8 Logical Database Requirements<text:bookmark-end text:name="__RefHeading___Toc506459173"/></text:h>
      <text:p text:style-name="P34">Will a database be used? <text:s/>If so, what logical requirements exist for data formats, storage capabilities, data retention, data integrity, etc.</text:p>
      <text:h text:style-name="P5" text:outline-level="2"><text:bookmark-start text:name="__RefHeading___Toc506459174"/>3.9 Other Requirements<text:bookmark-end text:name="__RefHeading___Toc506459174"/></text:h>
      <text:p text:style-name="P34">Catchall section for any additional requirements.</text:p>
      <text:h text:style-name="P25" text:outline-level="1"><text:bookmark-start text:name="__RefHeading___Toc506459175"/>4. Analysis Models<text:bookmark-end text:name="__RefHeading___Toc506459175"/></text:h>
      <text:p text:style-name="P34">List all analysis models used in developing specific requirements previously given in this SRS. <text:s/>Each model should include an introduction and a narrative description. <text:s/>Furthermore, each model should be traceable the SRS’s requirements.</text:p>
      <text:h text:style-name="P5" text:outline-level="2"><text:bookmark-start text:name="__RefHeading___Toc506459176"/><text:soft-page-break/>4.1 Sequence Diagrams<text:bookmark-end text:name="__RefHeading___Toc506459176"/></text:h>
      <text:h text:style-name="P5" text:outline-level="2"><text:bookmark-start text:name="__RefHeading___Toc506459177"/>4.3 Data Flow Diagrams (DFD)<text:bookmark-end text:name="__RefHeading___Toc506459177"/></text:h>
      <text:h text:style-name="P5" text:outline-level="2"><text:bookmark-start text:name="__RefHeading___Toc506459178"/>4.2 State-Transition Diagrams (STD)<text:bookmark-end text:name="__RefHeading___Toc506459178"/></text:h>
      <text:h text:style-name="P25" text:outline-level="1"><text:bookmark-start text:name="__RefHeading___Toc506459179"/>5. Change Management Process<text:bookmark-end text:name="__RefHeading___Toc506459179"/></text:h>
      <text:p text:style-name="P34">Identify and describe the process that will be used to update the SRS, as needed, when project scope or requirements change. <text:s/>Who can submit changes and by what means, and how will these changes be approved.</text:p>
      <text:h text:style-name="P25" text:outline-level="1"><text:bookmark-start text:name="__RefHeading___Toc506459180"/>A. Appendices<text:bookmark-end text:name="__RefHeading___Toc506459180"/></text:h>
      <text:p text:style-name="P34">Appendices may be used to provide additional (and hopefully helpful) information. <text:s/>If present, the SRS should explicitly state whether the information contained within an appendix is to be considered as a part of the SRS’s overall set of requirements.</text:p>
      <text:p text:style-name="P16"/>
      <text:p text:style-name="P16">Example Appendices could include (initial) conceptual documents for the software project, marketing materials, minutes of meetings with the customer(s), etc.</text:p>
      <text:h text:style-name="P5" text:outline-level="2"><text:bookmark-start text:name="__RefHeading___Toc506459181"/>A.1 Appendix 1<text:bookmark-end text:name="__RefHeading___Toc506459181"/></text:h>
      <text:h text:style-name="P5" text:outline-level="2"><text:bookmark-start text:name="__RefHeading___Toc506459182"/>A.2 Appendix 2<text:bookmark-end text:name="__RefHeading___Toc50645918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tab-stop style:position="0.1252in"/>
          <style:tab-stop style:position="0.25in"/>
          <style:tab-stop style:position="0.5in"/>
        </style:tab-stops>
      </style:paragraph-properties>
      <style:text-properties style:use-window-font-color="true" style:font-name="Times" fo:font-size="12pt" fo:language="en" fo:country="US" style:font-name-asian="Times" style:font-size-asian="12pt" style:font-name-complex="Times"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tyle="italic" style:font-style-asian="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835in"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417in" fo:keep-with-next="always"/>
      <style:text-properties fo:font-weight="bold" style:font-weight-asian="bold"/>
    </style:style>
    <style:style style:name="Head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tab-stops/>
      </style:paragraph-properties>
      <style:text-properties fo:font-size="9pt" style:font-size-asian="9pt"/>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WW8Num1z0"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fo:language="es" fo:country="ES"/>
    </style:style>
    <style:style style:name="MP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text-properties fo:language="es" fo:country="ES"/>
    </style:style>
    <style:style style:name="MP3" style:family="paragraph" style:parent-style-name="Header">
      <style:text-properties fo:language="es" fo:country="ES"/>
    </style:style>
    <style:style style:name="MP4" style:family="paragraph" style:parent-style-name="Footer">
      <style:text-properties fo:language="es" fo:country="ES"/>
    </style:style>
    <style:style style:name="MP5"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T1" style:family="text">
      <style:text-properties fo:language="es" fo:country="ES"/>
    </style:style>
    <style:page-layout style:name="Mpm1">
      <style:page-layout-properties fo:page-width="8.5in" fo:page-height="11in" style:num-format="i"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text:tab/><text:tab/></text:p>
      </style:header>
      <style:footer>
        <text:p text:style-name="MP2">WSU-TC CptS 322<text:tab/>Software Requirements Specification Template<text:tab/><text:tab/></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t_20_1" style:display-name="Convert 1" style:page-layout-name="Mpm3" style:next-style-name="Next_20_convert_20_1">
      <style:header>
        <text:p text:style-name="MP3"/>
      </style:header>
      <style:footer>
        <text:p text:style-name="MP4"/>
      </style:footer>
    </style:master-page>
    <style:master-page style:name="Next_20_convert_20_1" style:display-name="Next convert 1" style:page-layout-name="Mpm1">
      <style:header>
        <text:p text:style-name="MP1"><text:tab/><text:tab/>&lt;Project Name&gt;</text:p>
      </style:header>
      <style:footer>
        <text:p text:style-name="MP5"><text:span text:style-name="MT1">Software Requirements Specification<text:tab/><text:tab/>Page </text:span><text:span text:style-name="Page_20_Number"><text:span text:style-name="MT1"><text:page-number text:select-page="current">iv</text:page-number></text:span></text:span><text:span text:style-name="MT1"><text:tab/><text:tab/></text:span></text:p>
      </style:footer>
    </style:master-page>
    <style:master-page style:name="Convert_20_2" style:display-name="Convert 2" style:page-layout-name="Mpm4">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David McKinnon</meta:initial-creator>
    <meta:creation-date>2005-02-09T22:54:00</meta:creation-date>
    <dc:date>2013-08-12T15:56:12.20</dc:date>
    <meta:editing-cycles>18</meta:editing-cycles>
    <meta:editing-duration>PT6H11M47S</meta:editing-duration>
    <meta:generator>OpenOffice/4.0.0$Win32 OpenOffice.org_project/400m3$Build-9702</meta:generator>
    <meta:document-statistic meta:table-count="2" meta:image-count="0" meta:object-count="0" meta:page-count="12" meta:paragraph-count="206" meta:word-count="1743" meta:character-count="11281"/>
  </office:meta>
</office:document-meta>
</file>